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10000000000000200000002000309F1C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 draw:shadow="visible" draw:shadow-offset-x="0.051cm" draw:shadow-offset-y="0.051cm"/>
    </style:style>
    <style:style style:name="gr2" style:family="graphic" style:parent-style-name="standard" style:list-style-name="L1">
      <style:graphic-properties draw:stroke="solid" draw:stroke-dash="Dash_20_2" svg:stroke-width="0.025cm" svg:stroke-color="#000000" draw:marker-start="" draw:marker-start-width="0.237cm" draw:marker-start-center="false" draw:marker-end="" draw:marker-end-width="0.237cm" draw:marker-end-center="false" svg:stroke-opacity="100%" draw:stroke-linejoin="round" draw:fill-color="#ffffff" draw:secondary-fill-color="#99ccff" draw:fill-gradient-name="Gradient_20_7" draw:gradient-step-count="0" draw:fill-hatch-name="Hatching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" style:family="graphic" style:parent-style-name="objectwithoutfill" style:list-style-name="L1">
      <style:graphic-properties draw:stroke="solid" draw:stroke-dash="Dash_20_2" svg:stroke-width="0.025cm" svg:stroke-color="#000000" draw:marker-start="" draw:marker-start-width="0.237cm" draw:marker-start-center="false" draw:marker-end="" draw:marker-end-width="0.237cm" draw:marker-end-center="false" svg:stroke-opacity="100%" draw:stroke-linejoin="round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" style:family="graphic" style:parent-style-name="objectwithoutfill" style:list-style-name="L1">
      <style:graphic-properties draw:stroke="solid" draw:stroke-dash="Dash_20_2" svg:stroke-width="0.025cm" svg:stroke-color="#000000" draw:marker-start="" draw:marker-start-width="0.237cm" draw:marker-start-center="false" draw:marker-end="" draw:marker-end-width="0.237cm" draw:marker-end-center="false" svg:stroke-opacity="100%" draw:stroke-linejoin="round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" style:family="graphic" style:parent-style-name="objectwithoutfill" style:list-style-name="L1">
      <style:graphic-properties draw:stroke="solid" draw:stroke-dash="Dash_20_2" svg:stroke-width="0.025cm" svg:stroke-color="#000000" draw:marker-start="" draw:marker-start-width="0.237cm" draw:marker-start-center="false" draw:marker-end="" draw:marker-end-width="0.237cm" draw:marker-end-center="false" svg:stroke-opacity="100%" draw:stroke-linejoin="round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" style:family="graphic" style:parent-style-name="standard">
      <style:graphic-properties svg:stroke-color="#000000" draw:fill="solid" draw:fill-color="#000000"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38cm" fo:min-width="2.374cm"/>
    </style:style>
    <style:style style:name="gr9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10" style:family="graphic" style:parent-style-name="standard">
      <style:graphic-properties draw:marker-start="" draw:marker-end="" draw:textarea-horizontal-align="justify" draw:textarea-vertical-align="middle" draw:auto-grow-height="false"/>
    </style:style>
    <style:style style:name="gr11" style:family="graphic" style:parent-style-name="objectwithoutfill">
      <style:graphic-properties svg:stroke-width="0.051cm" draw:marker-start="" draw:marker-start-width="0.376cm" draw:marker-end="" draw:marker-end-width="0.376cm" draw:fill="none" draw:textarea-vertical-align="middle" fo:padding-top="0.15cm" fo:padding-bottom="0.15cm" fo:padding-left="0.275cm" fo:padding-right="0.275cm"/>
    </style:style>
    <style:style style:name="gr12" style:family="graphic" style:parent-style-name="objectwithoutfill">
      <style:graphic-properties svg:stroke-width="0.051cm" draw:marker-start="" draw:marker-start-width="4.186cm" draw:marker-end="" draw:marker-end-width="4.186cm" draw:fill="none" draw:textarea-vertical-align="middle" fo:padding-top="0.15cm" fo:padding-bottom="0.15cm" fo:padding-left="0.275cm" fo:padding-right="0.275cm"/>
    </style:style>
    <style:style style:name="gr13" style:family="graphic" style:parent-style-name="standard" style:list-style-name="L1">
      <style:graphic-properties draw:stroke="solid" draw:stroke-dash="Dash_20_2" svg:stroke-width="0.025cm" svg:stroke-color="#000000" draw:marker-start="" draw:marker-start-width="0.237cm" draw:marker-start-center="false" draw:marker-end="" draw:marker-end-width="0.237cm" draw:marker-end-center="false" svg:stroke-opacity="100%" draw:stroke-linejoin="round" draw:fill-color="#ffffff" draw:secondary-fill-color="#99ccff" draw:fill-gradient-name="Gradient_20_7" draw:gradient-step-count="0" draw:fill-hatch-name="Hatching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" style:family="graphic" style:parent-style-name="objectwithoutfill" style:list-style-name="L1">
      <style:graphic-properties draw:stroke="solid" draw:stroke-dash="Dash_20_2" svg:stroke-width="0.025cm" svg:stroke-color="#000000" draw:marker-start="" draw:marker-start-width="0.237cm" draw:marker-start-center="false" draw:marker-end="" draw:marker-end-width="0.237cm" draw:marker-end-center="false" svg:stroke-opacity="100%" draw:stroke-linejoin="round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" style:family="graphic" style:parent-style-name="objectwithoutfill" style:list-style-name="L1">
      <style:graphic-properties draw:stroke="solid" draw:stroke-dash="Dash_20_2" svg:stroke-width="0.025cm" svg:stroke-color="#000000" draw:marker-start="" draw:marker-start-width="0.237cm" draw:marker-start-center="false" draw:marker-end="" draw:marker-end-width="0.237cm" draw:marker-end-center="false" svg:stroke-opacity="100%" draw:stroke-linejoin="round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" style:family="graphic" style:parent-style-name="objectwithoutfill" style:list-style-name="L1">
      <style:graphic-properties draw:stroke="solid" draw:stroke-dash="Dash_20_2" svg:stroke-width="0.025cm" svg:stroke-color="#000000" draw:marker-start="" draw:marker-start-width="0.237cm" draw:marker-start-center="false" draw:marker-end="" draw:marker-end-width="0.237cm" draw:marker-end-center="false" svg:stroke-opacity="100%" draw:stroke-linejoin="round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18" style:family="graphic" style:parent-style-name="objectwithoutfill">
      <style:graphic-properties draw:fill="none" draw:textarea-vertical-align="middle"/>
    </style:style>
    <style:style style:name="gr19" style:family="graphic" style:parent-style-name="standard">
      <style:graphic-properties draw:stroke="none" draw:fill="none" fo:min-height="0.493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WenQuanYi Micro Hei'" style:font-family-generic-asian="system" style:font-pitch-asian="variable" style:font-size-asian="18pt" style:language-asian="zh" style:country-asian="CN" style:font-style-asian="normal" style:font-weight-asian="normal" style:font-family-complex="'Lohit Hind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" style:family="paragraph">
      <style:text-properties fo:font-size="12pt" fo:font-weight="bold" style:font-size-asian="12pt" style:font-weight-asian="bold" style:font-size-complex="12pt" style:font-weight-complex="bold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P5" style:family="paragraph">
      <style:text-properties fo:color="#000000" fo:font-family="'Courier 10 Pitch'" style:font-pitch="fixed" fo:font-weight="normal" style:font-weight-asian="normal" style:font-weight-complex="normal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color="#000000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857cm" svg:height="6.666cm" svg:x="13.839cm" svg:y="11.236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1309.090909090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7.374cm" svg:height="8.109cm" svg:x="3.147cm" svg:y="3.747cm">
          <text:p/>
          <draw:enhanced-geometry svg:viewBox="0 0 21600 21600" draw:path-stretchpoint-x="10800" draw:path-stretchpoint-y="10800" draw:text-areas="?f3 ?f4 ?f5 ?f6" draw:type="round-rectangle" draw:modifiers="1309.090909090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2" draw:text-style-name="P2" draw:layer="layout" svg:width="0.889cm" svg:height="0.889cm" svg:x="1.623cm" svg:y="5.94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" draw:text-style-name="P2" draw:layer="layout" svg:x1="2.067cm" svg:y1="6.835cm" svg:x2="2.067cm" svg:y2="8.105cm">
            <text:p/>
          </draw:line>
          <draw:line draw:style-name="gr4" draw:text-style-name="P2" draw:layer="layout" svg:x1="1.369cm" svg:y1="7.216cm" svg:x2="2.766cm" svg:y2="7.216cm">
            <text:p/>
          </draw:line>
          <draw:polyline draw:style-name="gr5" draw:text-style-name="P2" draw:layer="layout" svg:width="0.915cm" svg:height="0.844cm" draw:transform="rotate (0.982794901798007) translate (1.559cm 8.829cm)" svg:viewBox="0 0 916 845" draw:points="0,0 916,0 564,845">
            <text:p/>
          </draw:polyline>
        </draw:g>
        <draw:g>
          <draw:custom-shape draw:style-name="gr6" draw:text-style-name="P1" draw:layer="layout" svg:width="0.16cm" svg:height="0.161cm" draw:transform="rotate (1.5707963267949) translate (9.093cm 5.404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0.161cm" svg:height="0.16cm" draw:transform="rotate (1.5707963267949) translate (9.597cm 5.40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0.161cm" svg:height="0.161cm" draw:transform="rotate (1.5707963267949) translate (10.099cm 5.40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7" draw:text-style-name="P3" draw:layer="layout" svg:width="1.755cm" svg:height="0.725cm" svg:x="1.194cm" svg:y="5.249cm">
          <draw:text-box>
            <text:p><text:span text:style-name="T1">user 1</text:span></text:p>
          </draw:text-box>
        </draw:frame>
        <draw:frame draw:style-name="gr8" draw:text-style-name="P3" draw:layer="layout" svg:width="2.513cm" svg:height="0.725cm" svg:x="15.038cm" svg:y="11.555cm">
          <draw:text-box>
            <text:p><text:span text:style-name="T1">qccserver</text:span></text:p>
          </draw:text-box>
        </draw:frame>
        <draw:custom-shape draw:style-name="gr9" draw:text-style-name="P1" draw:layer="layout" svg:width="3.173cm" svg:height="3.256cm" svg:x="4.587cm" svg:y="7.642cm">
          <text:p/>
          <draw:enhanced-geometry svg:viewBox="0 0 21600 21600" draw:path-stretchpoint-x="10800" draw:path-stretchpoint-y="10800" draw:text-areas="?f3 ?f4 ?f5 ?f6" draw:type="round-rectangle" draw:modifiers="1619.552609776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4" xml:id="id4" draw:id="id4" draw:layer="layout" svg:width="2.609cm" svg:height="0.889cm" svg:x="4.834cm" svg:y="7.937cm">
          <text:p text:style-name="P1"><text:span text:style-name="T2">cchannels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xml:id="id2" draw:id="id2" draw:layer="layout" svg:width="2.609cm" svg:height="0.889cm" svg:x="4.834cm" svg:y="8.832cm">
          <text:p text:style-name="P1"><text:span text:style-name="T2">schannel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2.609cm" svg:height="0.889cm" svg:x="4.834cm" svg:y="9.733cm">
          <text:p text:style-name="P1"><text:span text:style-name="T2">chat window</text:span></text:p>
          <draw:enhanced-geometry svg:viewBox="0 0 21600 21600" draw:type="rectangle" draw:enhanced-path="M 0 0 L 21600 0 21600 21600 0 21600 0 0 Z N"/>
        </draw:custom-shape>
        <draw:frame draw:style-name="gr7" draw:text-style-name="P3" draw:layer="layout" svg:width="2.394cm" svg:height="0.725cm" svg:x="4.996cm" svg:y="10.948cm">
          <draw:text-box>
            <text:p><text:span text:style-name="T1">qclserver</text:span></text:p>
          </draw:text-box>
        </draw:frame>
        <draw:custom-shape draw:style-name="gr9" draw:text-style-name="P1" draw:layer="layout" svg:width="3.173cm" svg:height="2.231cm" svg:x="14.708cm" svg:y="12.348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1619.552609776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4" xml:id="id1" draw:id="id1" draw:layer="layout" svg:width="2.609cm" svg:height="0.889cm" svg:x="14.99cm" svg:y="12.544cm">
          <text:p text:style-name="P1"><text:span text:style-name="T2">cchannel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4" xml:id="id10" draw:id="id10" draw:layer="layout" svg:width="2.609cm" svg:height="0.889cm" svg:x="14.99cm" svg:y="13.439cm">
          <text:p text:style-name="P1"><text:span text:style-name="T2">D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1" xml:id="id15" draw:id="id15" draw:layer="layout" draw:type="line" svg:x1="14.99cm" svg:y1="12.988cm" svg:x2="7.443cm" svg:y2="9.276cm" draw:start-shape="id1" draw:start-glue-point="3" draw:end-shape="id2" draw:end-glue-point="1" svg:d="m14990 12988-7547-3712">
          <text:p/>
        </draw:connector>
        <draw:frame draw:style-name="gr7" draw:text-style-name="P3" draw:layer="layout" svg:width="2.106cm" svg:height="0.725cm" svg:x="6.547cm" svg:y="3.853cm">
          <draw:text-box>
            <text:p><text:span text:style-name="T1">qcapp 2</text:span></text:p>
          </draw:text-box>
        </draw:frame>
        <draw:custom-shape draw:style-name="gr9" draw:text-style-name="P1" draw:layer="layout" svg:width="2.52cm" svg:height="1.506cm" svg:x="6.292cm" svg:y="4.571cm">
          <text:p/>
          <draw:enhanced-geometry svg:viewBox="0 0 21600 21600" draw:path-stretchpoint-x="10800" draw:path-stretchpoint-y="10800" draw:text-areas="?f3 ?f4 ?f5 ?f6" draw:type="round-rectangle" draw:modifiers="1619.552609776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4" xml:id="id5" draw:id="id5" draw:layer="layout" svg:width="1.925cm" svg:height="0.889cm" svg:x="6.59cm" svg:y="4.88cm">
          <text:p text:style-name="P1"><text:span text:style-name="T2">schannel</text:span></text:p>
          <draw:enhanced-geometry svg:viewBox="0 0 21600 21600" draw:type="rectangle" draw:enhanced-path="M 0 0 L 21600 0 21600 21600 0 21600 0 0 Z N"/>
        </draw:custom-shape>
        <draw:frame draw:style-name="gr7" draw:text-style-name="P3" draw:layer="layout" svg:width="2.106cm" svg:height="0.725cm" svg:x="3.646cm" svg:y="3.853cm">
          <draw:text-box>
            <text:p><text:span text:style-name="T1">qcapp 1</text:span></text:p>
          </draw:text-box>
        </draw:frame>
        <draw:custom-shape draw:style-name="gr9" draw:text-style-name="P1" draw:layer="layout" svg:width="2.52cm" svg:height="1.506cm" svg:x="3.391cm" svg:y="4.571cm">
          <text:p/>
          <draw:enhanced-geometry svg:viewBox="0 0 21600 21600" draw:path-stretchpoint-x="10800" draw:path-stretchpoint-y="10800" draw:text-areas="?f3 ?f4 ?f5 ?f6" draw:type="round-rectangle" draw:modifiers="1619.552609776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4" xml:id="id3" draw:id="id3" draw:layer="layout" svg:width="1.925cm" svg:height="0.889cm" svg:x="3.689cm" svg:y="4.88cm">
          <text:p text:style-name="P1"><text:span text:style-name="T2">schannel</text:span></text:p>
          <draw:enhanced-geometry svg:viewBox="0 0 21600 21600" draw:type="rectangle" draw:enhanced-path="M 0 0 L 21600 0 21600 21600 0 21600 0 0 Z N"/>
        </draw:custom-shape>
        <draw:connector draw:style-name="gr12" draw:text-style-name="P1" draw:layer="layout" draw:type="line" svg:x1="4.651cm" svg:y1="5.769cm" svg:x2="6.138cm" svg:y2="7.937cm" draw:start-shape="id3" draw:start-glue-point="2" draw:end-shape="id4" draw:end-glue-point="0" svg:d="m4651 5769 1487 2168">
          <text:p/>
        </draw:connector>
        <draw:connector draw:style-name="gr12" draw:text-style-name="P1" xml:id="id13" draw:id="id13" draw:layer="layout" draw:type="line" svg:x1="7.552cm" svg:y1="5.769cm" svg:x2="6.138cm" svg:y2="7.937cm" draw:start-shape="id5" draw:start-glue-point="2" draw:end-shape="id4" draw:end-glue-point="0" svg:d="m7552 5769-1414 2168">
          <text:p/>
        </draw:connector>
        <draw:custom-shape draw:style-name="gr1" draw:text-style-name="P1" draw:layer="layout" svg:width="7.374cm" svg:height="8.246cm" svg:x="3.148cm" svg:y="12.819cm">
          <text:p/>
          <draw:enhanced-geometry svg:viewBox="0 0 21600 21600" draw:path-stretchpoint-x="10800" draw:path-stretchpoint-y="10800" draw:text-areas="?f3 ?f4 ?f5 ?f6" draw:type="round-rectangle" draw:modifiers="1309.090909090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13" draw:text-style-name="P2" draw:layer="layout" svg:width="0.889cm" svg:height="0.889cm" svg:x="1.624cm" svg:y="15.04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4" draw:text-style-name="P2" draw:layer="layout" svg:x1="2.068cm" svg:y1="15.935cm" svg:x2="2.068cm" svg:y2="17.205cm">
            <text:p/>
          </draw:line>
          <draw:line draw:style-name="gr15" draw:text-style-name="P2" draw:layer="layout" svg:x1="1.37cm" svg:y1="16.316cm" svg:x2="2.767cm" svg:y2="16.316cm">
            <text:p/>
          </draw:line>
          <draw:polyline draw:style-name="gr16" draw:text-style-name="P2" draw:layer="layout" svg:width="0.915cm" svg:height="0.844cm" draw:transform="rotate (0.982794901798007) translate (1.56cm 17.929cm)" svg:viewBox="0 0 916 845" draw:points="0,0 916,0 564,845">
            <text:p/>
          </draw:polyline>
        </draw:g>
        <draw:g>
          <draw:custom-shape draw:style-name="gr6" draw:text-style-name="P1" draw:layer="layout" svg:width="0.16cm" svg:height="0.161cm" draw:transform="rotate (1.5707963267949) translate (9.094cm 14.504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0.161cm" svg:height="0.16cm" draw:transform="rotate (1.5707963267949) translate (9.598cm 14.50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0.161cm" svg:height="0.161cm" draw:transform="rotate (1.5707963267949) translate (10.1cm 14.50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7" draw:text-style-name="P3" draw:layer="layout" svg:width="1.755cm" svg:height="0.725cm" svg:x="1.195cm" svg:y="14.349cm">
          <draw:text-box>
            <text:p><text:span text:style-name="T1">user 2</text:span></text:p>
          </draw:text-box>
        </draw:frame>
        <draw:custom-shape draw:style-name="gr9" draw:text-style-name="P1" draw:layer="layout" svg:width="3.173cm" svg:height="3.256cm" svg:x="4.588cm" svg:y="16.742cm">
          <text:p/>
          <draw:enhanced-geometry svg:viewBox="0 0 21600 21600" draw:path-stretchpoint-x="10800" draw:path-stretchpoint-y="10800" draw:text-areas="?f3 ?f4 ?f5 ?f6" draw:type="round-rectangle" draw:modifiers="1619.552609776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4" xml:id="id7" draw:id="id7" draw:layer="layout" svg:width="2.609cm" svg:height="0.889cm" svg:x="4.835cm" svg:y="17.037cm">
          <text:p text:style-name="P1"><text:span text:style-name="T2">cchannels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xml:id="id9" draw:id="id9" draw:layer="layout" svg:width="2.609cm" svg:height="0.889cm" svg:x="4.835cm" svg:y="17.932cm">
          <text:p text:style-name="P1"><text:span text:style-name="T2">schannel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2.609cm" svg:height="0.889cm" svg:x="4.835cm" svg:y="18.833cm">
          <text:p text:style-name="P1"><text:span text:style-name="T2">chat window</text:span></text:p>
          <draw:enhanced-geometry svg:viewBox="0 0 21600 21600" draw:type="rectangle" draw:enhanced-path="M 0 0 L 21600 0 21600 21600 0 21600 0 0 Z N"/>
        </draw:custom-shape>
        <draw:frame draw:style-name="gr7" draw:text-style-name="P3" draw:layer="layout" svg:width="2.106cm" svg:height="0.725cm" svg:x="6.548cm" svg:y="12.953cm">
          <draw:text-box>
            <text:p><text:span text:style-name="T1">qcapp 2</text:span></text:p>
          </draw:text-box>
        </draw:frame>
        <draw:custom-shape draw:style-name="gr9" draw:text-style-name="P1" draw:layer="layout" svg:width="2.52cm" svg:height="1.506cm" svg:x="6.293cm" svg:y="13.671cm">
          <text:p/>
          <draw:enhanced-geometry svg:viewBox="0 0 21600 21600" draw:path-stretchpoint-x="10800" draw:path-stretchpoint-y="10800" draw:text-areas="?f3 ?f4 ?f5 ?f6" draw:type="round-rectangle" draw:modifiers="1619.552609776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4" xml:id="id8" draw:id="id8" draw:layer="layout" svg:width="1.925cm" svg:height="0.889cm" svg:x="6.591cm" svg:y="13.98cm">
          <text:p text:style-name="P1"><text:span text:style-name="T2">schannel</text:span></text:p>
          <draw:enhanced-geometry svg:viewBox="0 0 21600 21600" draw:type="rectangle" draw:enhanced-path="M 0 0 L 21600 0 21600 21600 0 21600 0 0 Z N"/>
        </draw:custom-shape>
        <draw:frame draw:style-name="gr7" draw:text-style-name="P3" draw:layer="layout" svg:width="2.106cm" svg:height="0.725cm" svg:x="3.647cm" svg:y="12.953cm">
          <draw:text-box>
            <text:p><text:span text:style-name="T1">qcapp 1</text:span></text:p>
          </draw:text-box>
        </draw:frame>
        <draw:custom-shape draw:style-name="gr9" draw:text-style-name="P1" draw:layer="layout" svg:width="2.52cm" svg:height="1.506cm" svg:x="3.392cm" svg:y="13.671cm">
          <text:p/>
          <draw:enhanced-geometry svg:viewBox="0 0 21600 21600" draw:path-stretchpoint-x="10800" draw:path-stretchpoint-y="10800" draw:text-areas="?f3 ?f4 ?f5 ?f6" draw:type="round-rectangle" draw:modifiers="1619.552609776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4" xml:id="id6" draw:id="id6" draw:layer="layout" svg:width="1.925cm" svg:height="0.889cm" svg:x="3.69cm" svg:y="13.98cm">
          <text:p text:style-name="P1"><text:span text:style-name="T2">schannel</text:span></text:p>
          <draw:enhanced-geometry svg:viewBox="0 0 21600 21600" draw:type="rectangle" draw:enhanced-path="M 0 0 L 21600 0 21600 21600 0 21600 0 0 Z N"/>
        </draw:custom-shape>
        <draw:connector draw:style-name="gr12" draw:text-style-name="P1" draw:layer="layout" draw:type="line" svg:x1="4.652cm" svg:y1="14.869cm" svg:x2="6.139cm" svg:y2="17.037cm" draw:start-shape="id6" draw:start-glue-point="2" draw:end-shape="id7" draw:end-glue-point="0" svg:d="m4652 14869 1487 2168">
          <text:p/>
        </draw:connector>
        <draw:connector draw:style-name="gr12" draw:text-style-name="P1" draw:layer="layout" draw:type="line" svg:x1="7.553cm" svg:y1="14.869cm" svg:x2="6.139cm" svg:y2="17.037cm" draw:start-shape="id8" draw:start-glue-point="2" draw:end-shape="id7" draw:end-glue-point="0" svg:d="m7553 14869-1414 2168">
          <text:p/>
        </draw:connector>
        <draw:g>
          <draw:custom-shape draw:style-name="gr6" draw:text-style-name="P1" draw:layer="layout" svg:width="0.16cm" svg:height="0.161cm" draw:transform="rotate (-3.14159265358979) translate (6.837cm 23.10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0.161cm" svg:height="0.16cm" draw:transform="rotate (-3.14159265358979) translate (6.838cm 22.60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0.161cm" svg:height="0.161cm" draw:transform="rotate (-3.14159265358979) translate (6.838cm 22.099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11" draw:text-style-name="P1" draw:layer="layout" draw:type="line" svg:x1="14.99cm" svg:y1="12.988cm" svg:x2="7.444cm" svg:y2="18.376cm" draw:start-shape="id1" draw:end-shape="id9" draw:end-glue-point="1" svg:d="m14990 12988-7546 5388">
          <text:p/>
        </draw:connector>
        <draw:frame draw:style-name="gr7" draw:text-style-name="P3" draw:layer="layout" svg:width="2.394cm" svg:height="0.725cm" svg:x="4.997cm" svg:y="20.049cm">
          <draw:text-box>
            <text:p><text:span text:style-name="T1">qclserver</text:span></text:p>
          </draw:text-box>
        </draw:frame>
        <draw:custom-shape draw:style-name="gr17" draw:text-style-name="P4" xml:id="id11" draw:id="id11" draw:layer="layout" svg:width="3.401cm" svg:height="2.199cm" svg:x="14.594cm" svg:y="15.253cm">
          <text:p text:style-name="P1"><text:span text:style-name="T2">SQLite</text:span></text:p>
          <text:p text:style-name="P1"><text:span text:style-name="T2">database file</text:span></text:p>
          <draw:enhanced-geometry svg:viewBox="0 0 88 21600" draw:glue-points="44 ?f6 44 0 0 10800 44 21600 88 10800" draw:text-areas="0 ?f6 88 ?f3" draw:mirror-horizontal="false" draw:mirror-vertical="false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18" draw:text-style-name="P1" draw:layer="layout" draw:type="lines" svg:x1="16.294cm" svg:y1="14.328cm" svg:x2="16.295cm" svg:y2="15.253cm" draw:start-shape="id10" draw:start-glue-point="2" draw:end-shape="id11" draw:end-glue-point="5" svg:d="m16294 14328v500l1-77v502">
          <text:p/>
        </draw:connector>
        <draw:frame draw:style-name="gr19" draw:text-style-name="P5" xml:id="id12" draw:id="id12" draw:layer="layout" svg:width="3.55cm" svg:height="0.743cm" svg:x="13.508cm" svg:y="4.946cm">
          <draw:text-box>
            <text:p text:style-name="P5"><text:span text:style-name="T3">QLocalSocket</text:span></text:p>
          </draw:text-box>
        </draw:frame>
        <draw:frame draw:style-name="gr19" draw:text-style-name="P5" xml:id="id14" draw:id="id14" draw:layer="layout" svg:width="3.061cm" svg:height="0.743cm" svg:x="13.037cm" svg:y="8.519cm">
          <draw:text-box>
            <text:p text:style-name="P5"><text:span text:style-name="T3">QTcpSocket</text:span></text:p>
          </draw:text-box>
        </draw:frame>
        <draw:connector draw:style-name="gr18" draw:text-style-name="P1" draw:layer="layout" draw:type="curve" svg:x1="15.283cm" svg:y1="5.689cm" svg:x2="6.845cm" svg:y2="6.853cm" draw:start-shape="id12" draw:start-glue-point="2" draw:end-shape="id13" draw:end-glue-point="0" svg:d="m15283 5689c0 776-2812 1164-8438 1164">
          <text:p/>
        </draw:connector>
        <draw:connector draw:style-name="gr18" draw:text-style-name="P1" draw:layer="layout" draw:type="curve" draw:line-skew="-3.24cm" svg:x1="14.567cm" svg:y1="9.262cm" svg:x2="11.216cm" svg:y2="11.132cm" draw:start-shape="id14" draw:start-glue-point="2" draw:end-shape="id15" draw:end-glue-point="0" svg:d="m14567 9262c0 1518-3351 583-3351 187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o Asplin</meta:initial-creator>
    <meta:creation-date>2013-01-02T14:20:26</meta:creation-date>
    <dc:date>2013-02-08T09:22:26</dc:date>
    <dc:creator>Jo Asplin</dc:creator>
    <meta:editing-duration>P22DT4H36M38S</meta:editing-duration>
    <meta:editing-cycles>115</meta:editing-cycles>
    <meta:generator>LibreOffice/3.5$Linux_X86_64 LibreOffice_project/350m1$Build-2</meta:generator>
    <meta:document-statistic meta:object-count="65"/>
  </office:meta>
</office:document-meta>
</file>